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0.672cm"/>
    </style:style>
    <style:style style:name="co3" style:family="table-column">
      <style:table-column-properties fo:break-before="auto" style:column-width="0.841cm"/>
    </style:style>
    <style:style style:name="co4" style:family="table-column">
      <style:table-column-properties fo:break-before="auto" style:column-width="20.833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1.76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6aa84f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999999" style:diagonal-bl-tr="none" style:diagonal-tl-br="none" style:text-align-source="value-type" style:repeat-content="false" fo:wrap-option="no-wrap" fo:border-left="0.74pt dotte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fo:background-color="#ff66f3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fo:background-color="#a64d79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fo:background-color="#a64d79" style:diagonal-bl-tr="none" style:diagonal-tl-br="none" style:text-align-source="value-type" style:repeat-content="false" fo:wrap-option="no-wrap" fo:border-left="0.74pt dotte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dotte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dotte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99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9999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00ffff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00ff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6aa84f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a64d7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number-columns-repeated="2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3.3V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string" calcext:value-type="string">
            <text:p>5v </text:p>
          </table:table-cell>
          <table:table-cell table:number-columns-repeated="2"/>
          <table:table-cell table:style-name="ce15" office:value-type="string" calcext:value-type="string">
            <text:p>5v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1" office:value-type="string" calcext:value-type="string">
            <text:p>Pull/up (N/A)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3" office:value-type="string" calcext:value-type="string">
            <text:p>5v</text:p>
          </table:table-cell>
          <table:table-cell table:number-columns-repeated="2"/>
          <table:table-cell table:style-name="ce16" office:value-type="string" calcext:value-type="string">
            <text:p>3.3v</text:p>
          </table:table-cell>
          <table:table-cell table:style-name="ce23"/>
          <table:table-cell/>
          <table:table-cell table:style-name="ce25" office:value-type="string" calcext:value-type="string">
            <text:p>Los pines definidos en el archivo "hardware_layer.cpp" responden a la máscara <text:s/>de pines establecida por la librería "wiringPi"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ull/up (N/A)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GND</text:p>
          </table:table-cell>
          <table:table-cell table:number-columns-repeated="2"/>
          <table:table-cell table:style-name="ce17" office:value-type="string" calcext:value-type="string">
            <text:p>GND</text:p>
          </table:table-cell>
          <table:table-cell table:style-name="ce23"/>
          <table:table-cell/>
          <table:table-cell table:style-name="ce25" office:value-type="string" calcext:value-type="string">
            <text:p>Estos pines son encontrados en el sitio https://pinout.xyz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%IX0.0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string" calcext:value-type="string">
            <text:p>Serial Port TX</text:p>
          </table:table-cell>
          <table:table-cell table:number-columns-repeated="2"/>
          <table:table-cell table:style-name="ce18" office:value-type="string" calcext:value-type="string">
            <text:p>N/A</text:p>
          </table:table-cell>
          <table:table-cell table:style-name="ce23"/>
          <table:table-cell table:number-columns-repeated="1016"/>
        </table:table-row>
        <table:table-row table:style-name="ro1">
          <table:table-cell table:style-name="ce1" office:value-type="string" calcext:value-type="string">
            <text:p>GND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string" calcext:value-type="string">
            <text:p>Serial Port RX</text:p>
          </table:table-cell>
          <table:table-cell table:number-columns-repeated="2"/>
          <table:table-cell table:style-name="ce19" office:value-type="string" calcext:value-type="string">
            <text:p>PWM</text:p>
          </table:table-cell>
          <table:table-cell table:style-name="ce23"/>
          <table:table-cell table:number-columns-repeated="1016"/>
        </table:table-row>
        <table:table-row table:style-name="ro1">
          <table:table-cell table:style-name="ce1" office:value-type="string" calcext:value-type="string">
            <text:p>%IX0.1</text:p>
          </table:table-cell>
          <table:table-cell table:style-name="ce5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3" office:value-type="string" calcext:value-type="string">
            <text:p>PWM</text:p>
          </table:table-cell>
          <table:table-cell table:number-columns-repeated="2"/>
          <table:table-cell table:style-name="ce20" office:value-type="string" calcext:value-type="string">
            <text:p>%IX x.x</text:p>
          </table:table-cell>
          <table:table-cell table:style-name="ce23"/>
          <table:table-cell table:number-columns-repeated="1016"/>
        </table:table-row>
        <table:table-row table:style-name="ro1">
          <table:table-cell table:style-name="ce1" office:value-type="string" calcext:value-type="string">
            <text:p>%IX0.2</text:p>
          </table:table-cell>
          <table:table-cell table:style-name="ce5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GND</text:p>
          </table:table-cell>
          <table:table-cell table:number-columns-repeated="2"/>
          <table:table-cell table:style-name="ce21" office:value-type="string" calcext:value-type="string">
            <text:p>%QX x.x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1" office:value-type="string" calcext:value-type="string">
            <text:p>%IX0.3</text:p>
          </table:table-cell>
          <table:table-cell table:style-name="ce5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3" office:value-type="string" calcext:value-type="string">
            <text:p>%QX0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3.3v</text:p>
          </table:table-cell>
          <table:table-cell table:style-name="ce3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3" office:value-type="string" calcext:value-type="string">
            <text:p>%QX0.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%IX0.4</text:p>
          </table:table-cell>
          <table:table-cell table:style-name="ce5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%IX0.5</text:p>
          </table:table-cell>
          <table:table-cell table:style-name="ce5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string" calcext:value-type="string">
            <text:p>%QX0.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%IX0.6</text:p>
          </table:table-cell>
          <table:table-cell table:style-name="ce5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3" office:value-type="string" calcext:value-type="string">
            <text:p>%QX0.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ND</text:p>
          </table:table-cell>
          <table:table-cell table:style-name="ce6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3" office:value-type="string" calcext:value-type="string">
            <text:p>%QX0.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/A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13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%IX0.7</text:p>
          </table:table-cell>
          <table:table-cell table:style-name="ce5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13"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%IX1.0</text:p>
          </table:table-cell>
          <table:table-cell table:style-name="ce5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3" office:value-type="string" calcext:value-type="string">
            <text:p>%QX0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%IX1.1</text:p>
          </table:table-cell>
          <table:table-cell table:style-name="ce5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13"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%IX1.2</text:p>
          </table:table-cell>
          <table:table-cell table:style-name="ce5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3" office:value-type="string" calcext:value-type="string">
            <text:p>QX0.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%IX1.3</text:p>
          </table:table-cell>
          <table:table-cell table:style-name="ce5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3" office:value-type="string" calcext:value-type="string">
            <text:p>QX0.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ND</text:p>
          </table:table-cell>
          <table:table-cell table:style-name="ce7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4" office:value-type="string" calcext:value-type="string">
            <text:p>QX1.0</text:p>
          </table:table-cell>
          <table:table-cell table:number-columns-repeated="102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currency-style style:name="N10106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10106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10106P0"/>
    </number:currency-style>
    <number:currency-style style:name="N10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10107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10107P0"/>
    </number:currency-style>
    <number:currency-style style:name="N10108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10109P0"/>
    </number:currency-style>
    <number:date-style style:name="N10110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AR">
      <number:day number:style="long"/>
      <number:text>-</number:text>
      <number:month number:textual="true"/>
    </number:date-style>
    <number:date-style style:name="N10112" number:language="es" number:country="AR">
      <number:month number:textual="true"/>
      <number:text>-</number:text>
      <number:year/>
    </number:date-style>
    <number:date-style style:name="N10113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es" number:country="AR">
      <number:number number:decimal-places="0" number:min-integer-digits="1" number:grouping="true"/>
    </number:number-style>
    <number:number-style style:name="N10114" number:language="es" number:country="AR">
      <number:text>-</number:text>
      <number:number number:decimal-places="0" number:min-integer-digits="1" number:grouping="true"/>
      <style:map style:condition="value()&gt;=0" style:apply-style-name="N10114P0"/>
    </number:number-style>
    <number:number-style style:name="N10115P0" style:volatile="true" number:language="es" number:country="AR">
      <number:number number:decimal-places="0" number:min-integer-digits="1" number:grouping="true"/>
    </number:number-style>
    <number:number-style style:name="N10115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AR">
      <number:number number:decimal-places="2" number:min-integer-digits="1" number:grouping="true"/>
    </number:number-style>
    <number:number-style style:name="N10116" number:language="es" number:country="AR">
      <number:text>-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es" number:country="AR">
      <number:number number:decimal-places="2" number:min-integer-digits="1" number:grouping="true"/>
    </number:number-style>
    <number:number-style style:name="N10117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18P1" style:volatile="true" number:language="es" number:country="AR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18P2" style:volatile="true" number:language="es" number:country="AR">
      <number:text> </number:text>
      <loext:fill-character> </loext:fill-character>
      <number:text>- </number:text>
    </number:number-style>
    <number:text-style style:name="N10118" number:language="es" number:country="AR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19P0" style:volatile="true" number:language="es" number:country="AR">
      <number:text> </number:text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19P1" style:volatile="true" number:language="es" number:country="AR">
      <number:text> </number:text>
      <number:currency-symbol/>
      <number:text> </number:text>
      <loext:fill-character> </loext:fill-character>
      <number:text>-</number:text>
      <number:number number:decimal-places="0" number:min-integer-digits="1" number:grouping="true"/>
      <number:text> </number:text>
    </number:currency-style>
    <number:currency-style style:name="N10119P2" style:volatile="true" number:language="es" number:country="AR">
      <number:text> </number:text>
      <number:currency-symbol/>
      <number:text> </number:text>
      <loext:fill-character> </loext:fill-character>
      <number:text>- </number:text>
    </number:currency-style>
    <number:text-style style:name="N10119" number:language="es" number:country="AR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A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0P1" style:volatile="true" number:language="es" number:country="AR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0P2" style:volatile="true" number:language="es" number:country="A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0" number:language="es" number:country="A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currency-style style:name="N10121P0" style:volatile="true" number:language="es" number:country="AR">
      <number:text> </number:text>
      <number:currency-symbol/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0121P1" style:volatile="true" number:language="es" number:country="AR">
      <number:text> </number:text>
      <number:currency-symbol/>
      <number:text> </number:text>
      <loext:fill-character> </loext:fill-character>
      <number:text>-</number:text>
      <number:number number:decimal-places="2" number:min-integer-digits="1" number:grouping="true"/>
      <number:text> </number:text>
    </number:currency-style>
    <number:currency-style style:name="N10121P2" style:volatile="true" number:language="es" number:country="AR">
      <number:text> </number:text>
      <number:currency-symbol/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0121" number:language="es" number:country="A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9" meta:object-count="0"/>
    <meta:generator>LibreOffice/4.3.3.2$Linux_X86_64 LibreOffice_project/430m0$Build-2</meta:generator>
  </office:meta>
</office:document-meta>
</file>